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3.131cm"/>
    </style:style>
    <style:style style:name="co11" style:family="table-column">
      <style:table-column-properties fo:break-before="auto" style:column-width="2.709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5.831cm"/>
    </style:style>
    <style:style style:name="co14" style:family="table-column">
      <style:table-column-properties fo:break-before="auto" style:column-width="0.425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4.12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801cm"/>
    </style:style>
    <style:style style:name="co19" style:family="table-column">
      <style:table-column-properties fo:break-before="auto" style:column-width="0.34cm"/>
    </style:style>
    <style:style style:name="co20" style:family="table-column">
      <style:table-column-properties fo:break-before="auto" style:column-width="2.813cm"/>
    </style:style>
    <style:style style:name="co21" style:family="table-column">
      <style:table-column-properties fo:break-before="auto" style:column-width="4.034cm"/>
    </style:style>
    <style:style style:name="co22" style:family="table-column">
      <style:table-column-properties fo:break-before="auto" style:column-width="0.369cm"/>
    </style:style>
    <style:style style:name="co23" style:family="table-column">
      <style:table-column-properties fo:break-before="auto" style:column-width="2.898cm"/>
    </style:style>
    <style:style style:name="co24" style:family="table-column">
      <style:table-column-properties fo:break-before="auto" style:column-width="3.865cm"/>
    </style:style>
    <style:style style:name="co25" style:family="table-column">
      <style:table-column-properties fo:break-before="auto" style:column-width="0.28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10.765cm"/>
    </style:style>
    <style:style style:name="co28" style:family="table-column">
      <style:table-column-properties fo:break-before="auto" style:column-width="9.121cm"/>
    </style:style>
    <style:style style:name="co29" style:family="table-column">
      <style:table-column-properties fo:break-before="auto" style:column-width="15.113cm"/>
    </style:style>
    <style:style style:name="co30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ackground-color="#ff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2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3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6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2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transparent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6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 style:data-style-name="N84">
      <style:table-cell-properties style:text-align-source="fix" style:repeat-content="false" fo:background-color="transparent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9" style:family="table-cell" style:parent-style-name="Default">
      <style:table-cell-properties fo:background-color="transparent"/>
      <style:text-properties fo:font-size="8.5pt" style:font-size-asian="8.5pt" style:font-size-complex="8.5pt"/>
    </style:style>
    <style:style style:name="ce60" style:family="table-cell" style:parent-style-name="Default">
      <style:table-cell-properties fo:background-color="transparent"/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61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/>
          <table:table-cell table:style-name="ce3"/>
          <table:table-cell table:style-name="ce6" office:value-type="string">
            <text:p>DesInventar8.2</text:p>
          </table:table-cell>
          <table:table-cell table:style-name="ce18" office:value-type="string">
            <text:p>BASE.DB</text:p>
          </table:table-cell>
          <table:table-cell table:style-name="ce26"/>
          <table:table-cell table:style-name="ce28"/>
          <table:table-cell table:style-name="ce3"/>
          <table:table-cell table:style-name="ce6" table:formula="oooc:=[.C2]" office:value-type="string" office:string-value="DesInventar8.2">
            <text:p>DesInventar8.2</text:p>
          </table:table-cell>
          <table:table-cell table:style-name="ce18" office:value-type="string">
            <text:p>CORE.DB</text:p>
          </table:table-cell>
          <table:table-cell table:style-name="ce20"/>
          <table:table-cell table:style-name="ce29"/>
          <table:table-cell/>
          <table:table-cell table:style-name="ce3"/>
          <table:table-cell table:style-name="ce6" table:formula="oooc:=[.H2]" office:value-type="string" office:string-value="DesInventar8.2">
            <text:p>DesInventar8.2</text:p>
          </table:table-cell>
          <table:table-cell table:style-name="ce18" office:value-type="string">
            <text:p>REGION.DB</text:p>
          </table:table-cell>
          <table:table-cell table:style-name="ce43"/>
          <table:table-cell table:style-name="ce18" office:value-type="string">
            <text:p>Schema Version</text:p>
          </table:table-cell>
          <table:table-cell table:style-name="ce46" office:value-type="string">
            <text:p>1.0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4"/>
          <table:table-cell/>
          <table:table-cell table:style-name="ce19" office:value-type="date" office:date-value="2009-08-19">
            <text:p>2009-08-19</text:p>
          </table:table-cell>
          <table:table-cell table:style-name="ce27"/>
          <table:table-cell table:style-name="ce19"/>
          <table:table-cell table:style-name="ce4"/>
          <table:table-cell/>
          <table:table-cell table:style-name="ce19" table:formula="oooc:=[.D3]" office:value-type="date" office:date-value="2009-08-19">
            <text:p>2009-08-19</text:p>
          </table:table-cell>
          <table:table-cell table:style-name="ce21"/>
          <table:table-cell table:style-name="ce29"/>
          <table:table-cell/>
          <table:table-cell table:style-name="ce4"/>
          <table:table-cell table:style-name="ce28"/>
          <table:table-cell table:style-name="ce19" table:formula="oooc:=[.D3]" office:value-type="date" office:date-value="2009-08-19">
            <text:p>2009-08-19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/>
          <table:table-cell table:style-name="ce44" office:value-type="string" table:number-columns-spanned="2" table:number-rows-spanned="1">
            <text:p>Disaster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Country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/>
          <table:table-cell table:style-name="ce10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CountryIso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Iso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RegionLabel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Serial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/>
          <table:table-cell table:style-name="ce4" office:value-type="string">
            <text:p>DisasterBeginTime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ountryContinent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 table:style-name="ce4"/>
          <table:table-cell table:style-name="ce32" office:value-type="string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table:formula="oooc:=[.N65]" office:value-type="string" office:string-value="GeographyId">
            <text:p>GeographyId</text:p>
          </table:table-cell>
          <table:table-cell table:style-name="ce4" table:formula="oooc:=[.O65]" office:value-type="string" office:string-value="VARCHAR(100)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DisasterSit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in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DisasterLat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X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RegionLastUp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DisasterLongitude</text:p>
          </table:table-cell>
          <table:table-cell table:style-name="ce21" office:value-type="string">
            <text:p>DOUBL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2"/>
          <table:table-cell table:style-name="ce30"/>
          <table:table-cell table:style-name="ce4"/>
          <table:table-cell table:style-name="ce32" office:value-type="string">
            <text:p>IsCRegion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8" office:value-type="string" table:number-columns-spanned="2" table:number-rows-spanned="1">
            <text:p>Event</text:p>
          </table:table-cell>
          <table:covered-table-cell table:style-name="ce20"/>
          <table:table-cell/>
          <table:table-cell table:style-name="ce4" office:value-type="string">
            <text:p>DisasterSource</text:p>
          </table:table-cell>
          <table:table-cell table:style-name="ce21" office:value-type="string">
            <text:p>VARCHAR(2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Record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cordAuthor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ventId</text:p>
          </table:table-cell>
          <table:table-cell table:style-name="ce21" table:formula="oooc:=[.O14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Item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ven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7" office:value-type="string" table:number-columns-spanned="2" table:number-rows-spanned="1">
            <text:p>Language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10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ventDur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RegionItem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ventMagnitude</text:p>
          </table:table-cell>
          <table:table-cell table:style-name="ce21" office:value-type="string">
            <text:p>VARCHAR(8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Iso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Caus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Local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Cause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1" office:value-type="string">
            <text:p>Lang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RegionAuth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Dea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10" table:formula="oooc:=[.H40]" office:value-type="string" office:string-value="UserId">
            <text:p>UserId</text:p>
          </table:table-cell>
          <table:table-cell table:style-name="ce20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Missing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Injur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Auth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PeopleHarm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AuthValu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People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Event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5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9" office:value-type="string" table:number-columns-spanned="2" table:number-rows-spanned="1">
            <text:p>Cause</text:p>
          </table:table-cell>
          <table:covered-table-cell table:style-name="ce20"/>
          <table:table-cell/>
          <table:table-cell table:style-name="ce4" office:value-type="string">
            <text:p>EffectPeopleEvacu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4" office:value-type="string">
            <text:p>EffectPeopleReloca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Queries</text:p>
          </table:table-cell>
          <table:covered-table-cell/>
          <table:table-cell table:style-name="ce21"/>
          <table:table-cell table:style-name="ce29"/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HousesDestroy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10" office:value-type="string">
            <text:p>Query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HousesAffecte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EffectPeopleDea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Event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14" table:formula="oooc:=[.H58]" office:value-type="string" office:string-value="SessionId">
            <text:p>SessionId</text:p>
          </table:table-cell>
          <table:table-cell table:style-name="ce24" table:formula="oooc:=[.I58]" office:value-type="string" office:string-value="VARCHAR(50)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Missing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4" office:value-type="string">
            <text:p>EffectPeopleInjur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Status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PeopleHarm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Date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/>
          <table:table-cell table:style-name="ce4" office:value-type="string">
            <text:p>EffectPeople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Event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Query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ffectPeopleEvacu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PeopleReloca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HousesDestroy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31" office:value-type="string" table:number-columns-spanned="2" table:number-rows-spanned="1">
            <text:p>User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EffectHousesAffectedQ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8" office:value-type="string">
            <text:p>UserId</text:p>
          </table:table-cell>
          <table:table-cell table:style-name="ce21" office:value-type="string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EffectLossesValueLocal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Cause</text:p>
          </table:table-cell>
          <table:covered-table-cell table:style-name="ce20"/>
          <table:table-cell table:style-name="ce21"/>
          <table:table-cell table:style-name="ce29"/>
          <table:table-cell table:style-name="ce4"/>
          <table:table-cell table:style-name="ce4" office:value-type="string">
            <text:p>UserEMail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Level</text:p>
          </table:table-cell>
          <table:covered-table-cell table:style-name="ce20"/>
          <table:table-cell/>
          <table:table-cell table:style-name="ce4" office:value-type="string">
            <text:p>EffectLossesValueUSD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Passwd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10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4" office:value-type="string">
            <text:p>EffectRoads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3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4" office:value-type="string">
            <text:p>UserFullNam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EffectFarmingAndForest</text:p>
          </table:table-cell>
          <table:table-cell table:style-name="ce21" office:value-type="string">
            <text:p>NUMERIC(30,2)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table:formula="oooc:=[.H6]" office:value-type="string" office:string-value="RegionId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/>
          <table:table-cell table:style-name="ce4"/>
          <table:table-cell table:style-name="ce4" office:value-type="string">
            <text:p>Organization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EffectLiveStock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Name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 table:style-name="ce4"/>
          <table:table-cell table:style-name="ce4" table:formula="oooc:=[.C6]" office:value-type="string" office:string-value="CountryIso">
            <text:p>CountryIso</text:p>
          </table:table-cell>
          <table:table-cell table:style-name="ce21" table:formula="oooc:=[.D6]" office:value-type="string" office:string-value="VARCHAR(3)">
            <text:p>VARCHAR(3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Name</text:p>
          </table:table-cell>
          <table:table-cell table:style-name="ce21" office:value-type="string">
            <text:p>VARCHAR(50) DEFAULT '---'</text:p>
          </table:table-cell>
          <table:table-cell/>
          <table:table-cell table:style-name="ce4" office:value-type="string">
            <text:p>EffectEducation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Desc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it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GeoLevelDesc</text:p>
          </table:table-cell>
          <table:table-cell table:style-name="ce21" office:value-type="string">
            <text:p>TEXT NULL</text:p>
          </table:table-cell>
          <table:table-cell/>
          <table:table-cell table:style-name="ce4" office:value-type="string">
            <text:p>EffectMedicalCenters</text:p>
          </table:table-cell>
          <table:table-cell table:style-name="ce21" office:value-type="string">
            <text:p>NUMERIC(1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Active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CreationDate </text:p>
          </table:table-cell>
          <table:table-cell table:style-name="ce21" office:value-type="string">
            <text:p>DATETIME</text:p>
          </table:table-cell>
          <table:table-cell table:style-name="ce21"/>
          <table:table-cell table:style-name="ce29"/>
          <table:table-cell/>
          <table:table-cell table:style-name="ce4"/>
          <table:table-cell table:style-name="ce32" office:value-type="string">
            <text:p>GeoLevelActive</text:p>
          </table:table-cell>
          <table:table-cell table:style-name="ce21" office:value-type="string">
            <text:p>INTEGER DEFAULT 0</text:p>
          </table:table-cell>
          <table:table-cell/>
          <table:table-cell table:style-name="ce4" office:value-type="string">
            <text:p>EffectOtherLoss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Predefined</text:p>
          </table:table-cell>
          <table:table-cell table:style-name="ce21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style-name="ce4" office:value-type="string">
            <text:p>UserNote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ffectNotes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RGBColor</text:p>
          </table:table-cell>
          <table:table-cell table:style-name="ce21" office:value-type="string">
            <text:p>VARCHAR(10)</text:p>
          </table:table-cell>
          <table:table-cell table:style-name="ce21"/>
          <table:table-cell table:style-name="ce29"/>
          <table:table-cell table:style-name="ce4"/>
          <table:table-cell table:style-name="ce5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SectorTransport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CauseKeyWords</text:p>
          </table:table-cell>
          <table:table-cell table:style-name="ce21" office:value-type="string">
            <text:p>TEXT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4" office:value-type="string">
            <text:p>SectorCommunication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Option</text:p>
          </table:table-cell>
          <table:covered-table-cell table:style-name="ce20"/>
          <table:table-cell table:style-name="ce21"/>
          <table:table-cell table:style-name="ce29"/>
          <table:table-cell/>
          <table:table-cell table:style-name="ce4"/>
          <table:table-cell table:number-columns-repeated="3"/>
          <table:table-cell table:style-name="ce4" office:value-type="string">
            <text:p>SectorRelief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8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40" office:value-type="string" table:number-columns-spanned="2" table:number-rows-spanned="1">
            <text:p>GeoCarto</text:p>
          </table:table-cell>
          <table:covered-table-cell/>
          <table:table-cell/>
          <table:table-cell table:style-name="ce4" office:value-type="string">
            <text:p>SectorAgricultural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style-name="ce29"/>
          <table:table-cell table:style-name="ce4"/>
          <table:table-cell table:style-name="ce8" office:value-type="string">
            <text:p>OptionKey</text:p>
          </table:table-cell>
          <table:table-cell table:style-name="ce21" office:value-type="string">
            <text:p>VARCHAR(50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graphyId</text:p>
          </table:table-cell>
          <table:table-cell table:style-name="ce21" office:value-type="string">
            <text:p>VARCHAR(100)</text:p>
          </table:table-cell>
          <table:table-cell/>
          <table:table-cell table:style-name="ce4" office:value-type="string">
            <text:p>SectorWaterSuppl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style-name="ce29"/>
          <table:table-cell table:style-name="ce4"/>
          <table:table-cell table:style-name="ce4" office:value-type="string">
            <text:p>Option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GeoLevelId</text:p>
          </table:table-cell>
          <table:table-cell table:style-name="ce21" table:formula="oooc:=[.O42]" office:value-type="string" office:string-value="INTEGER">
            <text:p>INTEGER</text:p>
          </table:table-cell>
          <table:table-cell/>
          <table:table-cell table:style-name="ce4" office:value-type="string">
            <text:p>SectorSewerag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Dictionary</text:p>
          </table:table-cell>
          <table:covered-table-cell/>
          <table:table-cell table:style-name="ce21"/>
          <table:table-cell table:style-name="ce29"/>
          <table:table-cell table:style-name="ce4"/>
          <table:table-cell table:style-name="ce5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style-name="ce29"/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SectorEducation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 table:style-name="ce29"/>
          <table:table-cell table:style-name="ce4"/>
          <table:table-cell table:number-columns-repeated="2"/>
          <table:table-cell table:style-name="ce21"/>
          <table:table-cell table:style-name="ce29"/>
          <table:table-cell/>
          <table:table-cell table:style-name="ce4"/>
          <table:table-cell table:style-name="ce41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ectorPow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8" office:value-type="string">
            <text:p>LangIsoCode</text:p>
          </table:table-cell>
          <table:table-cell table:style-name="ce21" office:value-type="string">
            <text:p>VARCHAR(3)</text:p>
          </table:table-cell>
          <table:table-cell table:style-name="ce21"/>
          <table:table-cell/>
          <table:table-cell table:style-name="ce4"/>
          <table:table-cell table:style-name="ce31" office:value-type="string" table:number-columns-spanned="2" table:number-rows-spanned="1">
            <text:p>UserSession</text:p>
          </table:table-cell>
          <table:covered-table-cell table:style-name="ce29"/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Fil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Industry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ranslation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Nam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Health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TechHelp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4" table:formula="oooc:=[.H6]" office:value-type="string" office:string-value="RegionId">
            <text:p>Region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LevelLayerCode</text:p>
          </table:table-cell>
          <table:table-cell table:style-name="ce21" office:value-type="string">
            <text:p>VARCHAR(50)</text:p>
          </table:table-cell>
          <table:table-cell/>
          <table:table-cell table:style-name="ce4" office:value-type="string">
            <text:p>SectorOth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Bas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table:formula="oooc:=[.H40]" office:value-type="string" office:string-value="UserId">
            <text:p>UserId</text:p>
          </table:table-cell>
          <table:table-cell table:style-name="ce21" table:formula="oooc:=[.I40]" office:value-type="string" office:string-value="VARCHAR(20)">
            <text:p>VARCHAR(2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DictFullDesc</text:p>
          </table:table-cell>
          <table:table-cell table:style-name="ce21" office:value-type="string">
            <text:p>TEXT</text:p>
          </table:table-cell>
          <table:table-cell table:style-name="ce21"/>
          <table:table-cell/>
          <table:table-cell table:style-name="ce4"/>
          <table:table-cell table:style-name="ce4" office:value-type="string">
            <text:p>Valid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4" office:value-type="string">
            <text:p>Start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5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"/>
          <table:table-cell table:style-name="ce4"/>
          <table:table-cell table:number-columns-repeated="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0" office:value-type="string" table:number-columns-spanned="2" table:number-rows-spanned="1">
            <text:p>Geography</text:p>
          </table:table-cell>
          <table:covered-table-cell table:style-name="ce20"/>
          <table:table-cell/>
          <table:table-cell table:style-name="ce42" office:value-type="string" table:number-columns-spanned="2" table:number-rows-spanned="1">
            <text:p>EEData</text:p>
          </table:table-cell>
          <table:covered-table-cell table:style-name="ce20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/>
          <table:table-cell table:style-name="ce4"/>
          <table:table-cell table:style-name="ce34" office:value-type="string" table:number-columns-spanned="2" table:number-rows-spanned="1">
            <text:p>UserLockList</text:p>
          </table:table-cell>
          <table:covered-table-cell/>
          <table:table-cell table:style-name="ce21"/>
          <table:table-cell table:number-columns-repeated="2"/>
          <table:table-cell table:style-name="ce4"/>
          <table:table-cell table:style-name="ce10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45" table:formula="oooc:=[.Q5]" office:value-type="string" office:string-value="DisasterId">
            <text:p>DisasterId</text:p>
          </table:table-cell>
          <table:table-cell table:style-name="ce20" table:formula="oooc:=[.R5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2" office:value-type="string" table:number-columns-spanned="2" table:number-rows-spanned="1">
            <text:p>LabelGroup</text:p>
          </table:table-cell>
          <table:covered-table-cell/>
          <table:table-cell table:style-name="ce21"/>
          <table:table-cell/>
          <table:table-cell table:style-name="ce4"/>
          <table:table-cell table:style-name="ce33" office:value-type="string">
            <text:p>Session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8" office:value-type="string">
            <text:p>LangIsoCode</text:p>
          </table:table-cell>
          <table:table-cell table:style-name="ce21" table:formula="oooc:=[.D19]" office:value-type="string" office:string-value="VARCHAR(3)">
            <text:p>VARCHAR(3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DictLabelId</text:p>
          </table:table-cell>
          <table:table-cell table:style-name="ce20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4" office:value-type="string">
            <text:p>TableId</text:p>
          </table:table-cell>
          <table:table-cell table:style-name="ce21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GName</text:p>
          </table:table-cell>
          <table:table-cell table:style-name="ce21" office:value-type="string">
            <text:p>VARCHAR(50)</text:p>
          </table:table-cell>
          <table:table-cell table:style-name="ce21"/>
          <table:table-cell/>
          <table:table-cell table:style-name="ce4"/>
          <table:table-cell table:style-name="ce5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Code</text:p>
          </table:table-cell>
          <table:table-cell table:style-name="ce21" office:value-type="string">
            <text:p>VARCHAR(100) DEFAULT '---'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LabelName</text:p>
          </table:table-cell>
          <table:table-cell table:style-name="ce21" office:value-type="string">
            <text:p>VARCHAR(30)</text:p>
          </table:table-cell>
          <table:table-cell table:style-name="ce21"/>
          <table:table-cell/>
          <table:table-cell table:style-name="ce4"/>
          <table:table-cell table:number-columns-repeated="2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Name</text:p>
          </table:table-cell>
          <table:table-cell table:style-name="ce21" office:value-type="string">
            <text:p>VARCHAR(200) DEFAULT '---'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4" office:value-type="string">
            <text:p>LGOrder</text:p>
          </table:table-cell>
          <table:table-cell table:style-name="ce21" office:value-type="string">
            <text:p>INTEGER</text:p>
          </table:table-cell>
          <table:table-cell table:style-name="ce21"/>
          <table:table-cell/>
          <table:table-cell table:style-name="ce4"/>
          <table:table-cell table:style-name="ce35" office:value-type="string" table:number-columns-spanned="2" table:number-rows-spanned="1">
            <text:p>STATUS FIELDS</text:p>
          </table:table-cell>
          <table:covered-table-cell table:style-name="ce20" table:formula="oooc:=[.N91]" office:value-type="string" office:string-value="EEGroupStatus">
            <text:p>EEGroupStatus</text:p>
          </table:covered-table-cell>
          <table:table-cell table:style-name="ce21"/>
          <table:table-cell table:number-columns-repeated="2"/>
          <table:table-cell table:style-name="ce4"/>
          <table:table-cell table:style-name="ce14" office:value-type="string">
            <text:p>GeographyFQName</text:p>
          </table:table-cell>
          <table:table-cell table:style-name="ce21" office:value-type="string">
            <text:p>VARCHAR(250) DEFAULT '---'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4"/>
          <table:table-cell table:style-name="ce36" office:value-type="string">
            <text:p>PUBLIC, PRIVATE, INACTIVE</text:p>
          </table:table-cell>
          <table:table-cell table:style-name="ce37"/>
          <table:table-cell table:style-name="ce21"/>
          <table:table-cell table:number-columns-repeated="2"/>
          <table:table-cell table:style-name="ce4"/>
          <table:table-cell table:style-name="ce4" office:value-type="string">
            <text:p>GeographyLevel</text:p>
          </table:table-cell>
          <table:table-cell table:style-name="ce21" office:value-type="string">
            <text:p>INTEGER DEFAULT -1</text:p>
          </table:table-cell>
          <table:table-cell/>
          <table:table-cell table:style-name="ce42" office:value-type="string" table:number-columns-spanned="2" table:number-rows-spanned="1">
            <text:p>EEField</text:p>
          </table:table-cell>
          <table:covered-table-cell table:style-name="ce47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2"/>
          <table:table-cell table:style-name="ce4"/>
          <table:table-cell table:style-name="ce4" office:value-type="string">
            <text:p>GeographyActive</text:p>
          </table:table-cell>
          <table:table-cell table:style-name="ce21" office:value-type="string">
            <text:p>INTEGER DEFAULT 1</text:p>
          </table:table-cell>
          <table:table-cell/>
          <table:table-cell table:style-name="ce10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9"/>
          <table:table-cell table:style-name="ce4" table:formula="oooc:=[.N87]" office:value-type="string" office:string-value="EEGroupId">
            <text:p>EEGroupId</text:p>
          </table:table-cell>
          <table:table-cell table:style-name="ce21" table:formula="oooc:=[.O87]" office:value-type="string" office:string-value="VARCHAR(30)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/>
          <table:table-cell table:style-name="ce4" office:value-type="string">
            <text:p>EEFieldLabel</text:p>
          </table:table-cell>
          <table:table-cell table:style-name="ce21" office:value-type="string">
            <text:p>VARCHAR(3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2"/>
          <table:table-cell table:style-name="ce29"/>
          <table:table-cell table:style-name="ce4" office:value-type="string">
            <text:p>EEFieldDesc</text:p>
          </table:table-cell>
          <table:table-cell table:style-name="ce21" office:value-type="string">
            <text:p>TEXT</text:p>
          </table:table-cell>
          <table:table-cell table:style-name="ce21"/>
          <table:table-cell table:number-columns-repeated="237"/>
        </table:table-row>
        <table:table-row table:style-name="ro2">
          <table:table-cell/>
          <table:table-cell table:style-name="ce4"/>
          <table:table-cell table:style-name="ce14" office:value-type="string">
            <text:p>RegionId</text:p>
          </table:table-cell>
          <table:table-cell table:style-name="ce24" table:formula="oooc:=[.I6]" office:value-type="string" office:string-value="VARCHAR(50)">
            <text:p>VARCHAR(50)</text:p>
          </table:table-cell>
          <table:table-cell table:style-name="ce21"/>
          <table:table-cell table:number-columns-repeated="7"/>
          <table:table-cell table:style-name="ce4"/>
          <table:table-cell table:style-name="ce12" office:value-type="string" table:number-columns-spanned="2" table:number-rows-spanned="1">
            <text:p>DatabaseLog</text:p>
          </table:table-cell>
          <table:covered-table-cell table:style-name="ce20"/>
          <table:table-cell/>
          <table:table-cell table:style-name="ce4" office:value-type="string">
            <text:p>EEFieldType</text:p>
          </table:table-cell>
          <table:table-cell table:style-name="ce21" office:value-type="string">
            <text:p>VARCHAR(2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Date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EEFieldSize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Type</text:p>
          </table:table-cell>
          <table:table-cell table:style-name="ce21" office:value-type="string">
            <text:p>VARCHAR(20)</text:p>
          </table:table-cell>
          <table:table-cell table:style-name="ce29"/>
          <table:table-cell table:style-name="ce4" office:value-type="string">
            <text:p>EEFieldOrder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Notes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EEFieldStatus</text:p>
          </table:table-cell>
          <table:table-cell table:style-name="ce21" office:value-type="string">
            <text:p>INTEGER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DBLogUserId</text:p>
          </table:table-cell>
          <table:table-cell table:style-name="ce21" office:value-type="string">
            <text:p>VARCHAR(20)</text:p>
          </table:table-cell>
          <table:table-cell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7" office:value-type="string" table:number-columns-spanned="2" table:number-rows-spanned="1">
            <text:p>Info</text:p>
          </table:table-cell>
          <table:covered-table-cell table:style-name="ce20"/>
          <table:table-cell table:style-name="ce21"/>
          <table:table-cell table:number-columns-repeated="7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number-columns-repeated="3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10" office:value-type="string">
            <text:p>InfoKey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7"/>
          <table:table-cell table:style-name="ce4"/>
          <table:table-cell table:number-columns-repeated="3"/>
          <table:table-cell table:style-name="ce15" office:value-type="string" table:number-columns-spanned="2" table:number-rows-spanned="1">
            <text:p>Sync</text:p>
          </table:table-cell>
          <table:covered-table-cell table:style-name="ce25"/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42" office:value-type="string" table:number-columns-spanned="2" table:number-rows-spanned="1">
            <text:p>EEGroup</text:p>
          </table:table-cell>
          <table:covered-table-cell table:style-name="ce20"/>
          <table:table-cell/>
          <table:table-cell table:style-name="ce10" office:value-type="string">
            <text:p>SyncId</text:p>
          </table:table-cell>
          <table:table-cell table:style-name="ce20" office:value-type="string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InfoAuxValue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7"/>
          <table:table-cell table:style-name="ce4"/>
          <table:table-cell table:style-name="ce10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RegionId</text:p>
          </table:table-cell>
          <table:table-cell table:style-name="ce21" table:formula="oooc:=[.I6]" office:value-type="string" office:string-value="VARCHAR(50)">
            <text:p>VARCHAR(50)</text:p>
          </table:table-cell>
          <table:table-cell/>
          <table:table-cell table:style-name="ce4" office:value-type="string">
            <text:p>SyncTable</text:p>
          </table:table-cell>
          <table:table-cell table:style-name="ce21" office:value-type="string">
            <text:p>VARCHAR(100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11" office:value-type="string">
            <text:p>EEGroupLabel</text:p>
          </table:table-cell>
          <table:table-cell table:style-name="ce21" office:value-type="string">
            <text:p>VARCHAR(50)</text:p>
          </table:table-cell>
          <table:table-cell table:style-name="ce29"/>
          <table:table-cell table:style-name="ce4" office:value-type="string">
            <text:p>SyncUp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1"/>
          <table:table-cell table:number-columns-repeated="7"/>
          <table:table-cell table:style-name="ce4"/>
          <table:table-cell table:style-name="ce4" office:value-type="string">
            <text:p>EEGroupDesc</text:p>
          </table:table-cell>
          <table:table-cell table:style-name="ce21" office:value-type="string">
            <text:p>TEXT</text:p>
          </table:table-cell>
          <table:table-cell/>
          <table:table-cell table:style-name="ce4" office:value-type="string">
            <text:p>SyncDownload</text:p>
          </table:table-cell>
          <table:table-cell table:style-name="ce21" office:value-type="string">
            <text:p>DATETIME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4"/>
          <table:table-cell table:number-columns-repeated="2"/>
          <table:table-cell table:style-name="ce21"/>
          <table:table-cell table:number-columns-repeated="7"/>
          <table:table-cell table:style-name="ce4"/>
          <table:table-cell table:style-name="ce4" office:value-type="string">
            <text:p>EEGroupStatus</text:p>
          </table:table-cell>
          <table:table-cell table:style-name="ce21" office:value-type="string">
            <text:p>INTEGER</text:p>
          </table:table-cell>
          <table:table-cell/>
          <table:table-cell table:style-name="ce4" office:value-type="string">
            <text:p>SyncURL</text:p>
          </table:table-cell>
          <table:table-cell table:style-name="ce21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1">
          <table:table-cell/>
          <table:table-cell table:style-name="ce5"/>
          <table:table-cell table:style-name="ce16" table:number-columns-repeated="2"/>
          <table:table-cell table:style-name="ce23"/>
          <table:table-cell table:number-columns-repeated="7"/>
          <table:table-cell table:style-name="ce4"/>
          <table:table-cell table:style-name="ce4" office:value-type="string">
            <text:p>RecordCreation</text:p>
          </table:table-cell>
          <table:table-cell table:style-name="ce21" office:value-type="string">
            <text:p>DATETIME</text:p>
          </table:table-cell>
          <table:table-cell/>
          <table:table-cell table:style-name="ce5" office:value-type="string">
            <text:p>SyncSpec</text:p>
          </table:table-cell>
          <table:table-cell table:style-name="ce23" office:value-type="string">
            <text:p>VARCHAR(1024)</text:p>
          </table:table-cell>
          <table:table-cell table:style-name="ce21"/>
          <table:table-cell table:number-columns-repeated="237"/>
        </table:table-row>
        <table:table-row table:style-name="ro2">
          <table:table-cell table:number-columns-repeated="12"/>
          <table:table-cell table:style-name="ce4"/>
          <table:table-cell table:style-name="ce4" office:value-type="string">
            <text:p>RecordSync</text:p>
          </table:table-cell>
          <table:table-cell table:style-name="ce21" office:value-type="string">
            <text:p>DATETIME</text:p>
          </table:table-cell>
          <table:table-cell/>
          <table:table-cell table:style-name="Default" table:number-columns-repeated="2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5" office:value-type="string">
            <text:p>RecordUpdate</text:p>
          </table:table-cell>
          <table:table-cell table:style-name="ce23" office:value-type="string">
            <text:p>DATETIME</text:p>
          </table:table-cell>
          <table:table-cell table:style-name="ce29" table:number-columns-repeated="3"/>
          <table:table-cell table:style-name="ce21"/>
          <table:table-cell table:number-columns-repeated="237"/>
        </table:table-row>
        <table:table-row table:style-name="ro1">
          <table:table-cell table:number-columns-repeated="12"/>
          <table:table-cell table:style-name="ce5"/>
          <table:table-cell table:style-name="ce16" table:number-columns-repeated="5"/>
          <table:table-cell table:style-name="ce23"/>
          <table:table-cell table:number-columns-repeated="237"/>
        </table:table-row>
        <table:table-row table:style-name="ro1" table:number-rows-repeated="6544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office:forms form:automatic-focus="false" form:apply-design-mode="false"/>
        <table:table-column table:style-name="co27" table:default-cell-style-name="ce50"/>
        <table:table-column table:style-name="co28" table:default-cell-style-name="ce50"/>
        <table:table-column table:style-name="co26" table:number-columns-repeated="254" table:default-cell-style-name="ce50"/>
        <table:table-row table:style-name="ro2">
          <table:table-cell table:style-name="ce48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1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formula="oooc:=CONCATENATE([Tables.C14]; &quot; &quot;; [Tables.D14]; &quot;, &quot; 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15]; &quot; &quot;; [Tables.D15]; &quot;, &quot; 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16]; &quot; &quot;; [Tables.D16]; &quot;, &quot; 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18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18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21]; &quot; &quot;; [Tables.D21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2]; &quot; &quot;; [Tables.D22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19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27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27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34]; &quot; &quot;; [Tables.D34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5]; &quot; &quot;; [Tables.D35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28];&quot;','&quot;; [Tables.C29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41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41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7]; &quot; &quot;; [Tables.D47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8]; &quot; &quot;; [Tables.D48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42];&quot;','&quot;; [Tables.C43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55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55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56]; &quot; &quot;; [Tables.D56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61]; &quot; &quot;; [Tables.D61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formula="oooc:=CONCATENATE([Tables.C62]; &quot; &quot;; [Tables.D6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63]; &quot; &quot;; [Tables.D6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64]; &quot; &quot;; [Tables.D6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56];&quot;','&quot;; [Tables.C57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2" table:formula="oooc:=CONCATENATE([.$A$4]; [Tables.C6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6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67]; &quot; &quot;; [Tables.D6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68]; &quot; &quot;; [Tables.D6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69]; &quot; &quot;; [Tables.D6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70]; &quot; &quot;; [Tables.D7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formula="oooc:=CONCATENATE([Tables.C71]; &quot; &quot;; [Tables.D7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72]; &quot; &quot;; [Tables.D7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73]; &quot; &quot;; [Tables.D7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6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2" table:formula="oooc:=CONCATENATE([.$A$4]; [Tables.C8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8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3">
          <table:table-cell table:formula="oooc:=CONCATENATE([Tables.C85]; &quot; &quot;; [Tables.D8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3">
          <table:table-cell table:formula="oooc:=CONCATENATE([Tables.C86]; &quot; &quot;; [Tables.D86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3">
          <table:table-cell table:formula="oooc:=CONCATENATE([Tables.C87]; &quot; &quot;; [Tables.D87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3">
          <table:table-cell table:formula="oooc:=CONCATENATE([Tables.C88]; &quot; &quot;; [Tables.D8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3">
          <table:table-cell table:formula="oooc:=CONCATENATE([Tables.C89]; &quot; &quot;; [Tables.D8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3">
          <table:table-cell table:formula="oooc:=CONCATENATE([Tables.C90]; &quot; &quot;; [Tables.D9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8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style-name="ce52"/>
          <table:table-cell table:number-columns-repeated="255"/>
        </table:table-row>
        <table:table-row table:style-name="ro3">
          <table:table-cell table:style-name="ce52" table:formula="oooc:=CONCATENATE([.$A$4]; [Tables.C7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3">
          <table:table-cell table:style-name="ce53" table:formula="oooc:=CONCATENATE([.$A$5];&quot;'&quot;; [Tables.C7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3">
          <table:table-cell table:formula="oooc:=CONCATENATE([Tables.C76]; &quot; &quot;; [Tables.D7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3">
          <table:table-cell table:formula="oooc:=CONCATENATE([Tables.C77]; &quot; &quot;; [Tables.D7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3">
          <table:table-cell table:formula="oooc:=CONCATENATE([Tables.C78]; &quot; &quot;; [Tables.D7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3">
          <table:table-cell table:formula="oooc:=CONCATENATE([Tables.C79]; &quot; &quot;; [Tables.D7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3">
          <table:table-cell table:formula="oooc:=CONCATENATE([Tables.C80]; &quot; &quot;; [Tables.D8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3">
          <table:table-cell table:formula="oooc:=CONCATENATE([Tables.C81]; &quot; &quot;; [Tables.D8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3">
          <table:table-cell table:formula="oooc:=CONCATENATE([Tables.C82]; &quot; &quot;; [Tables.D8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3">
          <table:table-cell table:style-name="ce52" table:formula="oooc:=CONCATENATE([.$A$6]; &quot;('&quot;; [Tables.C7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3">
          <table:table-cell table:style-name="ce52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spa', 'Spanish', 'Español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eng', 'English', 'English', 1,'','','');</text:p>
          </table:table-cell>
          <table:table-cell table:number-columns-repeated="255"/>
        </table:table-row>
        <table:table-row table:style-name="ro3">
          <table:table-cell table:style-name="ce55" office:value-type="string">
            <text:p>insert into Language values ('por', 'Portuguese', 'Portugais', 1,'','',''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table:formula="oooc:=CONCATENATE(&quot;insert into Info values ('DBVersion','&quot;;[Tables.$O$3];&quot;','','','','');&quot;)" office:value-type="string" office:string-value="insert into Info values ('DBVersion','40044','','','','');">
            <text:p>insert into Info values ('DBVersion','40044','','','','');</text:p>
          </table:table-cell>
          <table:table-cell table:number-columns-repeated="255"/>
        </table:table-row>
        <table:table-row table:style-name="ro2" table:number-rows-repeated="416">
          <table:table-cell table:style-name="Default"/>
          <table:table-cell table:number-columns-repeated="255"/>
        </table:table-row>
        <table:table-row table:style-name="ro3" table:number-rows-repeated="6499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9" table:default-cell-style-name="ce50"/>
        <table:table-column table:style-name="co28" table:default-cell-style-name="Default"/>
        <table:table-column table:style-name="co26" table:default-cell-style-name="Default"/>
        <table:table-column table:style-name="co26" table:number-columns-repeated="143" table:default-cell-style-name="ce50"/>
        <table:table-row table:style-name="ro2">
          <table:table-cell table:style-name="ce48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49" table:formula="oooc:=[Tables.D3]" office:value-type="date" office:date-value="2009-08-19">
            <text:p>2009-08-19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2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23];&quot;','&quot;; [Tables.H24];&quot;','&quot;; [Tables.H25]; &quot;')&quot;)" office:value-type="string" office:string-value="PRIMARY KEY('UserId','RegionId','AuthKey')">
            <text:p>PRIMARY KEY('UserId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Status VARCHAR(20), ">
            <text:p>QueryStatus VARCHAR(20)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7]; &quot; &quot;; [Tables.I37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39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39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9]; &quot; &quot;; [Tables.I49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40];&quot;')&quot;)" office:value-type="string" office:string-value="PRIMARY KEY('UserId')">
            <text:p>PRIMARY KEY('User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1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1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UserId VARCHAR(20), ">
            <text:p>UserId VARCHAR(2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5]; &quot; &quot;; [Tables.I55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2];&quot;','&quot;; [Tables.H53]; &quot;')&quot;)" office:value-type="string" office:string-value="PRIMARY KEY('UserId','OptionKey')">
            <text:p>PRIMARY KEY('UserId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57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57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8]; &quot; &quot;; [Tables.I58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UserId VARCHAR(20), ">
            <text:p>UserId VARCHAR(20)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2">
          <table:table-cell table:formula="oooc:=CONCATENATE([Tables.H63]; &quot; &quot;; [Tables.I63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58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2" table:formula="oooc:=CONCATENATE([BASE.$A$4]; [Tables.H65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6" table:formula="oooc:=CONCATENATE([BASE.$A$5]; &quot;'&quot;; [Tables.H65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8]; &quot; &quot;; [Tables.I68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2" table:formula="oooc:=CONCATENATE([BASE.$A$6]; &quot;('&quot;; [Tables.H66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5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8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table:table-column table:style-name="co30" table:default-cell-style-name="ce59"/>
        <table:table-column table:style-name="co28" table:default-cell-style-name="Default"/>
        <table:table-column table:style-name="co26" table:default-cell-style-name="Default"/>
        <table:table-column table:style-name="co26" table:number-columns-repeated="253" table:default-cell-style-name="ce50"/>
        <table:table-row table:style-name="ro2">
          <table:table-cell table:style-name="ce57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8" table:formula="oooc:=[Tables.D3]" office:value-type="date" office:date-value="2009-08-19">
            <text:p>2009-08-19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10]; &quot; &quot;; [Tables.O10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11]; &quot; &quot;; [Tables.O11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60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13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13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3]; &quot; &quot;; [Tables.O2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24]; &quot; &quot;; [Tables.O2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14];&quot;','&quot;; [Tables.N15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27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27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6]; &quot; &quot;; [Tables.O36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7]; &quot; &quot;; [Tables.O3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28];&quot;','&quot;; [Tables.N29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41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41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4]; &quot; &quot;; [Tables.O44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45]; &quot; &quot;; [Tables.O45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42];&quot;','&quot;;[Tables.N43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52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52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4]; &quot; &quot;; [Tables.O54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55]; &quot; &quot;; [Tables.O5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53];&quot;','&quot;;[Tables.N54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6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6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70]; &quot; &quot;; [Tables.O70]; &quot;, &quot;)" office:value-type="string" office:string-value="GeographyFQName VARCHAR(250) DEFAULT '---', ">
            <text:p>GeographyFQName VARCHAR(250) DEFAULT '---', </text:p>
          </table:table-cell>
          <table:table-cell table:number-columns-repeated="255"/>
        </table:table-row>
        <table:table-row table:style-name="ro2">
          <table:table-cell table:formula="oooc:=CONCATENATE([Tables.N71]; &quot; &quot;; [Tables.O7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65];&quot;','&quot;;[Tables.N6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4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4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formula="oooc:=CONCATENATE([Tables.Q60]; &quot; &quot;; [Tables.R60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1]; &quot; &quot;; [Tables.R61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N86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86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87]; &quot; &quot;; [Tables.O87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88]; &quot; &quot;; [Tables.O8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89]; &quot; &quot;; [Tables.O89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90]; &quot; &quot;; [Tables.O90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91]; &quot; &quot;; [Tables.O91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formula="oooc:=CONCATENATE([Tables.N92]; &quot; &quot;; [Tables.O92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N93]; &quot; &quot;; [Tables.O93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N94]; &quot; &quot;; [Tables.O94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N87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71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71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75]; &quot; &quot;; [Tables.R75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6]; &quot; &quot;; [Tables.R76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7]; &quot; &quot;; [Tables.R77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8]; &quot; &quot;; [Tables.R78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9]; &quot; &quot;; [Tables.R79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80]; &quot; &quot;; [Tables.R80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formula="oooc:=CONCATENATE([Tables.Q81]; &quot; &quot;; [Tables.R81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82]; &quot; &quot;; [Tables.R82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83]; &quot; &quot;; [Tables.R83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72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3" table:formula="oooc:=CONCATENATE([BASE.$A$4]; [Tables.Q64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64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5]; &quot; &quot;; [Tables.R65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RecordSync DATETIME, ">
            <text:p>RecordSync DATETIME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RecordUpdate DATETIME, ">
            <text:p>RecordUpdate DATETIME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65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N77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N77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78]; &quot; &quot;; [Tables.O78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79]; &quot; &quot;; [Tables.O79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80]; &quot; &quot;; [Tables.O80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81]; &quot; &quot;; [Tables.O81])" office:value-type="string" office:string-value="DBLogUserId VARCHAR(20)">
            <text:p>DBLogUserId VARCHAR(20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ce61"/>
          <table:table-cell table:number-columns-repeated="255"/>
        </table:table-row>
        <table:table-row table:style-name="ro2">
          <table:table-cell table:style-name="ce53" table:formula="oooc:=CONCATENATE([BASE.$A$4]; [Tables.Q85]; &quot;;&quot;)" office:value-type="string" office:string-value="DROP TABLE IF EXISTS Sync;">
            <text:p>DROP TABLE IF EXISTS Sync;</text:p>
          </table:table-cell>
          <table:table-cell table:number-columns-repeated="255"/>
        </table:table-row>
        <table:table-row table:style-name="ro2">
          <table:table-cell table:style-name="ce53" table:formula="oooc:=CONCATENATE([BASE.$A$5]; &quot;'&quot;; [Tables.Q85]; &quot;' ( &quot;)" office:value-type="string" office:string-value="CREATE TABLE 'Sync' ( ">
            <text:p>CREATE TABLE 'Sync' ( </text:p>
          </table:table-cell>
          <table:table-cell table:number-columns-repeated="255"/>
        </table:table-row>
        <table:table-row table:style-name="ro2">
          <table:table-cell table:formula="oooc:=CONCATENATE([Tables.Q86]; &quot; &quot;; [Tables.R86]; &quot;, &quot;)" office:value-type="string" office:string-value="SyncId VARCHAR(50), ">
            <text:p>SyncId VARCHAR(50), </text:p>
          </table:table-cell>
          <table:table-cell table:number-columns-repeated="255"/>
        </table:table-row>
        <table:table-row table:style-name="ro2">
          <table:table-cell table:formula="oooc:=CONCATENATE([Tables.Q87]; &quot; &quot;; [Tables.R8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Q88]; &quot; &quot;; [Tables.R88]; &quot;, &quot;)" office:value-type="string" office:string-value="SyncTable VARCHAR(100), ">
            <text:p>SyncTable VARCHAR(100), </text:p>
          </table:table-cell>
          <table:table-cell table:number-columns-repeated="255"/>
        </table:table-row>
        <table:table-row table:style-name="ro2">
          <table:table-cell table:formula="oooc:=CONCATENATE([Tables.Q89]; &quot; &quot;; [Tables.R89]; &quot;, &quot;)" office:value-type="string" office:string-value="SyncUpload DATETIME, ">
            <text:p>SyncUpload DATETIME, </text:p>
          </table:table-cell>
          <table:table-cell table:number-columns-repeated="255"/>
        </table:table-row>
        <table:table-row table:style-name="ro2">
          <table:table-cell table:formula="oooc:=CONCATENATE([Tables.Q90]; &quot; &quot;; [Tables.R90]; &quot;, &quot;)" office:value-type="string" office:string-value="SyncDownload DATETIME, ">
            <text:p>SyncDownload DATETIME, </text:p>
          </table:table-cell>
          <table:table-cell table:number-columns-repeated="255"/>
        </table:table-row>
        <table:table-row table:style-name="ro2">
          <table:table-cell table:formula="oooc:=CONCATENATE([Tables.Q91]; &quot; &quot;; [Tables.R91]; &quot;, &quot;)" office:value-type="string" office:string-value="SyncURL VARCHAR(1024), ">
            <text:p>SyncURL VARCHAR(1024), </text:p>
          </table:table-cell>
          <table:table-cell table:number-columns-repeated="255"/>
        </table:table-row>
        <table:table-row table:style-name="ro2">
          <table:table-cell table:formula="oooc:=CONCATENATE([Tables.Q92]; &quot; &quot;; [Tables.R92]; &quot;, &quot;)" office:value-type="string" office:string-value="SyncSpec VARCHAR(1024), ">
            <text:p>SyncSpec VARCHAR(1024), </text:p>
          </table:table-cell>
          <table:table-cell table:number-columns-repeated="255"/>
        </table:table-row>
        <table:table-row table:style-name="ro2">
          <table:table-cell table:style-name="ce53" table:formula="oooc:=CONCATENATE([BASE.$A$6]; &quot;('&quot;; [Tables.Q86];&quot;')&quot;)" office:value-type="string" office:string-value="PRIMARY KEY('SyncId')">
            <text:p>PRIMARY KEY('SyncId')</text:p>
          </table:table-cell>
          <table:table-cell table:number-columns-repeated="255"/>
        </table:table-row>
        <table:table-row table:style-name="ro2">
          <table:table-cell table:style-name="ce53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 table:number-rows-repeated="653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0">09/10/2009</text:date>, <text:time>21:15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9-10T21:15:12</dc:date>
    <meta:print-date>2009-08-05T19:09:57</meta:print-date>
    <meta:editing-cycles>389</meta:editing-cycles>
    <meta:editing-duration>P3DT19H22M3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1004"/>
  </office:meta>
</office:document-meta>
</file>